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0131c3" officeooo:paragraph-rsid="000131c3" style:font-size-asian="12pt" style:font-size-complex="12pt"/>
    </style:style>
    <style:style style:name="P2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0131c3" officeooo:paragraph-rsid="000131c3" style:font-size-asian="12pt" style:font-size-complex="12pt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style:font-name="Liberation Mono" fo:font-size="12pt" style:font-size-asian="12pt" style:font-size-complex="12pt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paragraph-rsid="000131c3" style:font-size-asian="12pt" style:font-size-complex="12pt"/>
    </style:style>
    <style:style style:name="P6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T1" style:family="text">
      <style:text-properties officeooo:rsid="00021617"/>
    </style:style>
    <style:style style:name="T2" style:family="text">
      <style:text-properties officeooo:rsid="00035a54"/>
    </style:style>
    <style:style style:name="T3" style:family="text">
      <style:text-properties officeooo:rsid="0003711e"/>
    </style:style>
    <style:style style:name="T4" style:family="text">
      <style:text-properties officeooo:rsid="0004cd67"/>
    </style:style>
    <style:style style:name="T5" style:family="text">
      <style:text-properties officeooo:rsid="00077316"/>
    </style:style>
    <style:style style:name="T6" style:family="text">
      <style:text-properties officeooo:rsid="000933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Holloway</text:p>
      <text:p text:style-name="P1">CPSC-3220-001</text:p>
      <text:p text:style-name="P1">5/16/2019</text:p>
      <text:p text:style-name="P1"/>
      <text:p text:style-name="P2">Pre-class Assignment #2</text:p>
      <text:p text:style-name="P5"/>
      <text:p text:style-name="P3">1. Give the definition of operating system kernel.</text:p>
      <text:p text:style-name="P4"><text:tab/><text:span text:style-name="T1">The lowest level of software running on the system, with full <text:tab/>access to all of the capabilities of the hardware.</text:span></text:p>
      <text:p text:style-name="P4"/>
      <text:p text:style-name="P3">2. What is the purpose of an operating system kernel?</text:p>
      <text:p text:style-name="P4"><text:tab/><text:span text:style-name="T1">The purpose of an operating system is to implement a restricted <text:tab/>environment for untrusted software to run without complete <text:tab/>system access.</text:span></text:p>
      <text:p text:style-name="P4"/>
      <text:p text:style-name="P3">3. What is a program?</text:p>
      <text:p text:style-name="P4"><text:tab/><text:span text:style-name="T5">Some code written in a high level language by a programmer that <text:tab/>is converted into an executable image by the compiler.</text:span></text:p>
      <text:p text:style-name="P4"/>
      <text:p text:style-name="P3">4. What stages does a program go through between editing source code and execution?</text:p>
      <text:p text:style-name="P4"><text:tab/><text:span text:style-name="T2">1. User edits source code</text:span></text:p>
      <text:p text:style-name="P4"><text:tab/><text:span text:style-name="T2">2. Compiler creates an executable image </text:span></text:p>
      <text:p text:style-name="P4"><text:tab/><text:span text:style-name="T2">3. Operating system sends a copy to the process and kernel</text:span></text:p>
      <text:p text:style-name="P4"/>
      <text:p text:style-name="P3">5. What is a process?</text:p>
      <text:p text:style-name="P4"><text:tab/><text:span text:style-name="T3">The abstraction for protection provided by the operating system <text:tab/>kernel, or the execution of an application program with <text:tab/>restricted rights.</text:span></text:p>
      <text:p text:style-name="P4"/>
      <text:p text:style-name="P3">6. How is a process related to a program?</text:p>
      <text:p text:style-name="P4"><text:tab/><text:span text:style-name="T6">A process is an instance of a program running on a system.</text:span><text:tab/></text:p>
      <text:p text:style-name="P3"><text:soft-page-break/></text:p>
      <text:p text:style-name="P3">7. What is dual-mode execution?</text:p>
      <text:p text:style-name="P3"><text:tab/><text:span text:style-name="T4">This type of execution adds a single bit to every instruction <text:tab/>that checks if the program has permission to run the current <text:tab/>step.</text:span></text:p>
      <text:p text:style-name="P3"/>
      <text:p text:style-name="P3">8. Name the two modes.</text:p>
      <text:p text:style-name="P4"><text:tab/><text:span text:style-name="T4">Kernel mode, User mode</text:span></text:p>
      <text:p text:style-name="P4"/>
      <text:p text:style-name="P3">9. What are privileged instructions?</text:p>
      <text:p text:style-name="P3"><text:tab/><text:span text:style-name="T4">Privileged instructions are only available to the the kernel <text:tab/>and not to any user code. <text:s/>Essentially all instruction that <text:tab/>have the potential to be unsafe are prohibited.</text:span></text:p>
      <text:p text:style-name="P4"/>
      <text:p text:style-name="P3">10. What should happen if a user program attempts to execute a privileged instruction?</text:p>
      <text:p text:style-name="P3"><text:tab/><text:span text:style-name="T4">The program can perform a special system call to change its <text:tab/>privilege level to essentially become the operating system <text:tab/>kernel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8:33:12.786922380</meta:creation-date>
    <dc:date>2019-05-15T21:54:09.566865336</dc:date>
    <meta:editing-duration>PT17M5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26" meta:word-count="277" meta:character-count="1659" meta:non-whitespace-character-count="1381"/>
  </office:meta>
</office:document-meta>
</file>